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officeooo:paragraph-rsid="001c6e29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10" style:family="paragraph" style:parent-style-name="Standard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P11" style:family="paragraph" style:parent-style-name="List_20_Paragraph">
      <style:paragraph-properties fo:margin-left="1.27cm" fo:margin-right="0cm" fo:text-align="start" style:justify-single-word="false" fo:text-indent="0cm" style:auto-text-indent="false"/>
    </style:style>
    <style:style style:name="P12" style:family="paragraph" style:parent-style-name="List_20_Paragraph">
      <style:paragraph-properties fo:margin-left="1.27cm" fo:margin-right="0cm" fo:text-align="justify" style:justify-single-word="false" fo:text-indent="0cm" style:auto-text-indent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 fo:orphans="2" fo:widows="2"/>
    </style:style>
    <style:style style:name="P15" style:family="paragraph" style:parent-style-name="List_20_Paragraph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</style:style>
    <style:style style:name="P16" style:family="paragraph" style:parent-style-name="Standard">
      <style:paragraph-properties fo:margin-top="0cm" fo:margin-bottom="0cm" style:contextual-spacing="false" fo:line-height="100%"/>
    </style:style>
    <style:style style:name="P17" style:family="paragraph" style:parent-style-name="Standard">
      <style:paragraph-properties fo:line-height="100%"/>
      <style:text-properties officeooo:paragraph-rsid="001c6e29"/>
    </style:style>
    <style:style style:name="P18" style:family="paragraph" style:parent-style-name="List_20_Paragraph">
      <style:paragraph-properties fo:margin-left="1.27cm" fo:margin-right="0cm" fo:margin-top="0cm" fo:margin-bottom="0cm" style:contextual-spacing="true" fo:line-height="100%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15%"/>
    </style:style>
    <style:style style:name="P20" style:family="paragraph" style:parent-style-name="Standard">
      <style:paragraph-properties fo:text-align="center" style:justify-single-word="false"/>
      <style:text-properties style:font-name="Courier New" fo:font-size="18pt" fo:language="en" fo:country="US" fo:background-color="#ffffff" style:font-name-asian="Courier New1" style:font-size-asian="18pt" style:font-name-complex="Courier New1" style:font-size-complex="18pt"/>
    </style:style>
    <style:style style:name="P21" style:family="paragraph" style:parent-style-name="Standard" style:master-page-name="First_20_Page">
      <style:paragraph-properties fo:text-align="center" style:justify-single-word="false" style:page-number="1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22" style:family="paragraph" style:parent-style-name="Standard">
      <style:paragraph-properties fo:text-align="end" style:justify-single-word="false"/>
      <style:text-properties style:font-name="Times New Roman" fo:font-size="16pt" officeooo:paragraph-rsid="001c6e29" style:font-name-asian="Times New Roman1" style:font-size-asian="16pt" style:font-name-complex="Times New Roman1" style:font-size-complex="16pt"/>
    </style:style>
    <style:style style:name="P23" style:family="paragraph" style:parent-style-name="Standard">
      <style:paragraph-properties fo:text-align="end" style:justify-single-word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P2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28" style:family="paragraph" style:parent-style-name="Standard">
      <style:paragraph-properties fo:line-height="100%"/>
      <style:text-properties style:font-name="Courier New" fo:font-size="8pt" fo:language="en" fo:country="US" officeooo:paragraph-rsid="001c6e29" fo:background-color="#ffffff" style:font-name-asian="Courier New1" style:font-size-asian="8pt" style:font-name-complex="Courier New1" style:font-size-complex="8pt"/>
    </style:style>
    <style:style style:name="P29" style:family="paragraph" style:parent-style-name="Standard">
      <style:paragraph-properties fo:text-align="end" style:justify-single-word="false"/>
      <style:text-properties fo:color="#000000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30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1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2" style:family="paragraph" style:parent-style-name="Heading_20_1">
      <style:paragraph-properties fo:text-align="center" style:justify-single-word="false"/>
      <style:text-properties style:use-window-font-color="true" loext:opacity="0%" style:font-name="Times New Roman" fo:font-size="18pt" fo:language="ru" fo:country="RU" fo:font-weight="bold" style:letter-kerning="false" style:font-name-asian="Arial1" style:font-size-asian="18pt" style:language-asian="ru" style:country-asian="RU" style:font-weight-asian="bold" style:font-name-complex="Arial1" style:font-size-complex="18pt" style:language-complex="ar" style:country-complex="SA" style:font-weight-complex="bold"/>
    </style:style>
    <style:style style:name="P33" style:family="paragraph" style:parent-style-name="Footer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4" style:family="paragraph" style:parent-style-name="TOA_20_Heading">
      <style:paragraph-properties fo:margin-left="0cm" fo:margin-right="0cm" fo:text-align="center" style:justify-single-word="false" fo:text-indent="0cm" style:auto-text-indent="false" text:number-lines="false" text:line-number="0"/>
      <style:text-properties fo:color="#000000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5pt" style:font-name-asian="Times New Roman1" style:font-size-asian="15pt" style:font-name-complex="Times New Roman1" style:font-size-complex="15pt"/>
    </style:style>
    <style:style style:name="T4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5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6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7" style:family="text">
      <style:text-properties style:font-name="Times New Roman" fo:font-size="14pt" style:font-size-asian="14pt" style:font-name-complex="Times New Roman1" style:font-size-complex="14pt"/>
    </style:style>
    <style:style style:name="T8" style:family="text">
      <style:text-properties style:font-name="Times New Roman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Times New Roman" fo:font-size="14pt" fo:font-style="normal" fo:font-weight="normal" officeooo:rsid="001c6e29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Times New Roman" fo:font-size="14pt" fo:language="en" fo:country="US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style:font-name="Times New Roman" fo:font-size="14pt" fo:language="en" fo:country="US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2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fo:language="ru" fo:country="RU" fo:font-style="normal" fo:font-weight="normal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5" style:family="text">
      <style:text-properties style:use-window-font-color="true" loext:opacity="0%" style:font-name="Times New Roman" fo:font-size="15pt" fo:language="ru" fo:country="RU" style:letter-kerning="false" style:font-name-asian="Times New Roman1" style:font-size-asian="15pt" style:language-asian="ru" style:country-asian="RU" style:font-name-complex="Times New Roman1" style:font-size-complex="15pt" style:language-complex="ar" style:country-complex="SA"/>
    </style:style>
    <style:style style:name="T16" style:family="text">
      <style:text-properties style:use-window-font-color="true" loext:opacity="0%" style:font-name="Times New Roman" fo:font-size="18pt" fo:language="ru" fo:country="RU" fo:font-weight="bold" style:letter-kerning="false" style:font-name-asian="Times New Roman1" style:font-size-asian="18pt" style:language-asian="ru" style:country-asian="RU" style:font-weight-asian="bold" style:font-name-complex="Times New Roman1" style:font-size-complex="18pt" style:language-complex="ar" style:country-complex="SA" style:font-weight-complex="bold"/>
    </style:style>
    <style:style style:name="T17" style:family="text">
      <style:text-properties style:use-window-font-color="true" loext:opacity="0%" style:font-name="Times New Roman" fo:font-size="18pt" fo:language="ru" fo:country="RU" fo:font-weight="bold" style:letter-kerning="false" fo:background-color="#ffffff" loext:char-shading-value="0" style:font-name-asian="Times New Roman1" style:font-size-asian="18pt" style:language-asian="ru" style:country-asian="RU" style:font-weight-asian="bold" style:font-name-complex="Times New Roman1" style:font-size-complex="18pt" style:language-complex="ar" style:country-complex="SA"/>
    </style:style>
    <style:style style:name="T18" style:family="text">
      <style:text-properties style:use-window-font-color="true" loext:opacity="0%" style:font-name="Times New Roman" fo:font-size="16pt" fo:language="ru" fo:country="RU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19" style:family="text">
      <style:text-properties style:use-window-font-color="true" loext:opacity="0%" style:font-name="Times New Roman" fo:font-size="16pt" fo:language="ru" fo:country="RU" officeooo:rsid="000b5ddd" style:letter-kerning="false" style:font-name-asian="Times New Roman1" style:font-size-asian="16pt" style:language-asian="ru" style:country-asian="RU" style:font-name-complex="Times New Roman1" style:font-size-complex="16pt" style:language-complex="ar" style:country-complex="SA"/>
    </style:style>
    <style:style style:name="T20" style:family="text">
      <style:text-properties style:use-window-font-color="true" loext:opacity="0%" style:font-name="Times New Roman" fo:font-size="14pt" fo:language="ru" fo:country="RU" style:letter-kerning="false" style:font-name-asian="Arial1" style:font-size-asian="14pt" style:language-asian="ru" style:country-asian="RU" style:font-name-complex="Times New Roman1" style:font-size-complex="14pt" style:language-complex="ar" style:country-complex="SA"/>
    </style:style>
    <style:style style:name="T21" style:family="text">
      <style:text-properties style:use-window-font-color="true" loext:opacity="0%" style:font-name="Times New Roman" fo:font-size="14pt" fo:language="ru" fo:country="RU" fo:font-style="normal" fo:font-weight="normal" style:letter-kerning="false" style:font-name-asian="Times New Roman1" style:font-size-asian="14pt" style:language-asian="ru" style:country-asian="RU" style:font-style-asian="normal" style:font-weight-asian="normal" style:font-name-complex="Times New Roman1" style:font-size-complex="14pt" style:language-complex="ar" style:country-complex="SA" style:font-style-complex="normal" style:font-weight-complex="normal"/>
    </style:style>
    <style:style style:name="T22" style:family="text">
      <style:text-properties style:use-window-font-color="true" loext:opacity="0%" fo:font-size="11pt" fo:language="ru" fo:country="RU" fo:font-style="normal" fo:font-weight="normal" style:letter-kerning="false" fo:background-color="#ffffff" loext:char-shading-value="0" style:font-name-asian="Arial1" style:font-size-asian="11pt" style:language-asian="ru" style:country-asian="RU" style:font-style-asian="normal" style:font-weight-asian="normal" style:font-name-complex="Arial1" style:font-size-complex="11pt" style:language-complex="ar" style:country-complex="SA" style:font-style-complex="normal" style:font-weight-complex="bold"/>
    </style:style>
    <style:style style:name="T23" style:family="text">
      <style:text-properties fo:color="#000000" loext:opacity="100%" style:font-name="Courier New" fo:font-size="13pt" fo:language="en" fo:country="US" fo:font-style="normal" fo:font-weight="bold" fo:background-color="#ffffff" loext:char-shading-value="0" style:font-name-asian="Courier New1" style:font-size-asian="13pt" style:font-style-asian="normal" style:font-weight-asian="bold" style:font-name-complex="Courier New1" style:font-size-complex="13pt" style:font-style-complex="normal" style:font-weight-complex="bold"/>
    </style:style>
    <style:style style:name="T24" style:family="text">
      <style:text-properties fo:color="#000000" loext:opacity="100%" style:font-name="Courier New" fo:font-size="13pt" fo:language="en" fo:country="US" fo:font-style="normal" fo:font-weight="bold" style:letter-kerning="false" fo:background-color="#ffffff" loext:char-shading-value="0" style:font-name-asian="Courier New1" style:font-size-asian="13pt" style:language-asian="ru" style:country-asian="RU" style:font-style-asian="normal" style:font-weight-asian="bold" style:font-name-complex="Courier New1" style:font-size-complex="13pt" style:language-complex="ar" style:country-complex="SA" style:font-style-complex="normal" style:font-weight-complex="bold"/>
    </style:style>
    <style:style style:name="T25" style:family="text">
      <style:text-properties fo:color="#000000" loext:opacity="100%" style:font-name="Times New Roman" fo:font-size="14pt" fo:language="en" fo:country="US" fo:font-style="normal" fo:font-weight="normal" fo:background-color="#ffffff" loext:char-shading-value="0" style:font-name-asian="Courier New1" style:font-size-asian="14pt" style:font-style-asian="normal" style:font-weight-asian="normal" style:font-name-complex="Courier New1" style:font-size-complex="14pt" style:font-style-complex="normal" style:font-weight-complex="bold"/>
    </style:style>
    <style:style style:name="T26" style:family="text">
      <style:text-properties fo:color="#000000" loext:opacity="100%" style:font-name="Times New Roman" fo:font-size="14pt" fo:language="en" fo:country="US" fo:font-style="normal" fo:font-weight="normal" style:letter-kerning="false" fo:background-color="#ffffff" loext:char-shading-value="0" style:font-name-asian="Courier New1" style:font-size-asian="14pt" style:language-asian="ru" style:country-asian="RU" style:font-style-asian="normal" style:font-weight-asian="normal" style:font-name-complex="Courier New1" style:font-size-complex="14pt" style:language-complex="ar" style:country-complex="SA" style:font-style-complex="normal" style:font-weight-complex="bold"/>
    </style:style>
    <style:style style:name="T27" style:family="text">
      <style:text-properties fo:color="#000000" loext:opacity="100%" style:font-name="Times New Roman" fo:font-size="14pt" fo:language="ru" fo:country="RU" fo:font-style="normal" fo:font-weight="normal" fo:background-color="#ffffff" loext:char-shading-value="0" style:font-name-asian="Courier New1" style:font-size-asian="14pt" style:font-style-asian="normal" style:font-weight-asian="normal" style:font-name-complex="Courier New1" style:font-size-complex="14pt" style:font-style-complex="normal" style:font-weight-complex="bold"/>
    </style:style>
    <style:style style:name="T28" style:family="text">
      <style:text-properties fo:color="#000000" loext:opacity="100%" style:font-name="Times New Roman" fo:font-size="14pt" fo:language="ru" fo:country="RU" fo:font-style="normal" fo:font-weight="normal" style:letter-kerning="false" fo:background-color="#ffffff" loext:char-shading-value="0" style:font-name-asian="Courier New1" style:font-size-asian="14pt" style:language-asian="ru" style:country-asian="RU" style:font-style-asian="normal" style:font-weight-asian="normal" style:font-name-complex="Courier New1" style:font-size-complex="14pt" style:language-complex="ar" style:country-complex="SA" style:font-style-complex="normal" style:font-weight-complex="bold"/>
    </style:style>
    <style:style style:name="T29" style:family="text">
      <style:text-properties fo:color="#000000" loext:opacity="100%" style:font-name="Times New Roman" fo:font-size="14pt" fo:background-color="transparent" loext:char-shading-value="0" style:font-size-asian="14pt" style:font-size-complex="14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style:font-name="Courier New" fo:font-size="13pt" fo:font-weight="bold" style:font-size-asian="13pt" style:font-weight-asian="bold" style:font-name-complex="Times New Roman1" style:font-size-complex="13pt" style:font-weight-complex="bold"/>
    </style:style>
    <style:style style:name="T32" style:family="text">
      <style:text-properties style:font-name="Courier New" fo:font-size="13pt" fo:language="en" fo:country="US" fo:font-weight="bold" style:font-size-asian="13pt" style:font-weight-asian="bold" style:font-name-complex="Times New Roman1" style:font-size-complex="13pt" style:font-weight-complex="bold"/>
    </style:style>
    <style:style style:name="T33" style:family="text">
      <style:text-properties style:font-name="Courier New" fo:font-size="13pt" fo:language="en" fo:country="US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4" style:family="text">
      <style:text-properties style:font-name="Courier New" fo:font-size="13pt" fo:language="ru" fo:country="RU" fo:font-style="normal" fo:font-weight="bold" style:font-name-asian="Times New Roman1" style:font-size-asian="13pt" style:font-style-asian="normal" style:font-weight-asian="bold" style:font-name-complex="Times New Roman1" style:font-size-complex="13pt" style:font-style-complex="normal" style:font-weight-complex="bold"/>
    </style:style>
    <style:style style:name="T35" style:family="text">
      <style:text-properties style:font-name="Courier New" fo:font-size="8pt" fo:language="en" fo:country="US" fo:background-color="#ffffff" loext:char-shading-value="0" style:font-name-asian="Courier New1" style:font-size-asian="8pt" style:font-name-complex="Courier New1" style:font-size-complex="8pt"/>
    </style:style>
    <style:style style:name="T36" style:family="text">
      <style:text-properties style:font-name="Courier New" fo:font-size="9pt" fo:language="en" fo:country="US" fo:background-color="#ffffff" loext:char-shading-value="0" style:font-name-asian="Courier New1" style:font-size-asian="9pt" style:font-name-complex="Courier New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осковский авиационный институт (национальный исследовательский университет)</text:p>
      <text:p text:style-name="P9"/>
      <text:p text:style-name="P5"><text:span text:style-name="T15">Институт</text:span><text:span text:style-name="T3"> информационных технологий и прикладной математики </text:span></text:p>
      <text:p text:style-name="P24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5"><text:span text:style-name="T4">Лабораторная работа №</text:span><text:span text:style-name="T16">1</text:span></text:p>
      <text:p text:style-name="P25">по предмету "Oперационные системы"</text:p>
      <text:p text:style-name="P7"/>
      <text:p text:style-name="P7"/>
      <text:p text:style-name="P7"/>
      <text:p text:style-name="P7"/>
      <text:p text:style-name="P7"/>
      <text:p text:style-name="P7"/>
      <text:p text:style-name="P3"><text:span text:style-name="T1">Студент: </text:span><text:span text:style-name="T19">Личковаха А. С.</text:span></text:p>
      <text:p text:style-name="P3"><text:span text:style-name="T1">Пр</text:span><text:span text:style-name="T18">еподаватель</text:span><text:span text:style-name="T1">: </text:span><text:span text:style-name="T18">Миронов</text:span><text:span text:style-name="T1"> </text:span><text:span text:style-name="T18">Е. С</text:span><text:span text:style-name="T1">.</text:span></text:p>
      <text:p text:style-name="P22">Группа: М8О-210Б-21</text:p>
      <text:p text:style-name="P3"><text:span text:style-name="T18">Дата: </text:span><text:span text:style-name="T19">22</text:span><text:span text:style-name="T18">.</text:span><text:span text:style-name="T19">04</text:span><text:span text:style-name="T18">.202</text:span><text:span text:style-name="T19">3</text:span></text:p>
      <text:p text:style-name="P2"><text:span text:style-name="T1">Дата:_____</text:span><text:span text:style-name="T2"> </text:span><text:span text:style-name="T1"><text:s/></text:span></text:p>
      <text:p text:style-name="P23">Оценка:_____ </text:p>
      <text:p text:style-name="P23">Подпись:_____ </text:p>
      <text:p text:style-name="P8"/>
      <text:p text:style-name="P29"/>
      <text:h text:style-name="P30" text:outline-level="1"><text:bookmark-start text:name="__RefHeading___Toc3871_94863195"/>Цель работы<text:bookmark-end text:name="__RefHeading___Toc3871_94863195"/></text:h>
      <text:p text:style-name="P26">Приобретение практических навыков диагностики работы программного обеспечения.</text:p>
      <text:h text:style-name="P31" text:outline-level="1"><text:bookmark-start text:name="__RefHeading___Toc3873_94863195"/>Постановка задачи<text:bookmark-end text:name="__RefHeading___Toc3873_94863195"/></text:h>
      <text:p text:style-name="P16"><text:span text:style-name="T8">Необходимо продемонстрировать ключевые системные вызовы, которые используются в одной из ранее сданных ЛР (или КП). Работу буду выполнять на основе лабораторной №</text:span><text:span text:style-name="T9">3</text:span><text:span text:style-name="T8"> с помощью утилиты </text:span><text:span text:style-name="T10">strace</text:span><text:span text:style-name="T8">.</text:span></text:p>
      <text:p text:style-name="P10"/>
      <text:h text:style-name="P31" text:outline-level="1"><text:bookmark-start text:name="__RefHeading___Toc1694_1904022149"/>Описание используемых утилит<text:bookmark-end text:name="__RefHeading___Toc1694_1904022149"/></text:h>
      <text:p text:style-name="P13"><text:span text:style-name="T12">Strace</text:span><text:span text:style-name="T7"> — это утилита </text:span><text:span text:style-name="T13">Linux</text:span><text:span text:style-name="T7">, отслеживающая системные вызовы, которые представляют собой механизм трансляции, обеспечивающий интерфейс между процессом и </text:span><text:span text:style-name="Заголовок_20_2_20_Знак"><text:span text:style-name="T30">операционной системой. Использование данной утилиты</text:span></text:span><text:span text:style-name="T7"> позволяет понять, что процесс пытается сделать в данное время. </text:span><text:span text:style-name="T12">Strace</text:span><text:span text:style-name="T7"> может быть полезен при отладке программ.</text:span></text:p>
      <text:p text:style-name="P27">Для удобства работы с протоколом утилиты можно использовать следующие ключи:</text:p>
      <text:p text:style-name="P12"><text:span text:style-name="T31">-</text:span><text:span text:style-name="T32">o</text:span><text:span text:style-name="T31"> </text:span><text:span text:style-name="T32">file</text:span><text:span text:style-name="T7"> – </text:span><text:span text:style-name="T20">п</text:span><text:span text:style-name="T7">еренаправить протокол утилиты в файл </text:span><text:span text:style-name="T13">file</text:span></text:p>
      <text:p text:style-name="P11"><text:span text:style-name="T31">-</text:span><text:span text:style-name="T32">e trace</text:span><text:span text:style-name="T31">=</text:span><text:span text:style-name="T32">filters</text:span><text:span text:style-name="T7"> – указать выражения, по которым будут фильтроваться системные вызовы. Например -</text:span><text:span text:style-name="T13">e</text:span><text:span text:style-name="T7"> </text:span><text:span text:style-name="T13">trace</text:span><text:span text:style-name="T7">=</text:span><text:span text:style-name="T13">write</text:span><text:span text:style-name="T7">,%</text:span><text:span text:style-name="T13">process</text:span><text:span text:style-name="T7"> задаёт фильтрацию по системным вызовам </text:span><text:span text:style-name="T13">write</text:span><text:span text:style-name="T7"> и по группе системных вызовов, связанных с межпроцессорным взаимодействием.</text:span></text:p>
      <text:p text:style-name="P12"><text:span text:style-name="T31">-</text:span><text:span text:style-name="T32">f</text:span><text:span text:style-name="T7"> – отслеживать системные вызовы в дочерних процессах</text:span></text:p>
      <text:p text:style-name="P12"><text:span text:style-name="T31">-</text:span><text:span text:style-name="T32">y</text:span><text:span text:style-name="T7"> – заменить в протоколе все файловые дескрипторы на имена соответствующих им файлов (где возможно).</text:span></text:p>
      <text:p text:style-name="P12"><text:span text:style-name="T31">-</text:span><text:span text:style-name="T32">p</text:span><text:span text:style-name="T31"> </text:span><text:span text:style-name="T32">file</text:span><text:span text:style-name="T7"> – отслеживать только обращения к файлу </text:span><text:span text:style-name="T13">file</text:span></text:p>
      <text:p text:style-name="P15"><text:span text:style-name="T34">-</text:span><text:span text:style-name="T33">k</text:span><text:span text:style-name="T11"> </text:span><text:span text:style-name="T14">– отображать стек вызовов</text:span></text:p>
      <text:p text:style-name="P18"/>
      <text:p text:style-name="P18"/>
      <text:h text:style-name="P6" text:outline-level="1"><text:soft-page-break/></text:h>
      <text:h text:style-name="P4" text:outline-level="1"><text:bookmark-start text:name="__RefHeading___Toc3881_94863195"/><text:span text:style-name="T5">Пример</text:span><text:span text:style-name="T6"> </text:span><text:span text:style-name="T17">использования утилиты strace</text:span><text:bookmark-end text:name="__RefHeading___Toc3881_94863195"/></text:h>
      <text:p text:style-name="P28">execve("./a.out", ["./a.out"], 0x7ffe9a700ca0 /* 26 vars */) = 0</text:p>
      <text:p text:style-name="P28">brk(NULL) <text:s text:c="30"/>= 0x55f1c4073000</text:p>
      <text:p text:style-name="P28">arch_prctl(0x3001 /* ARCH_??? */, 0x7ffec0c0f0e0) = -1 EINVAL (Invalid argument)</text:p>
      <text:p text:style-name="P28">mmap(NULL, 8192, PROT_READ|PROT_WRITE, MAP_PRIVATE|MAP_ANONYMOUS, -1, 0) = 0x7fa9683b5000</text:p>
      <text:p text:style-name="P28">access("/etc/ld.so.preload", R_OK) <text:s text:c="5"/>= -1 ENOENT (No such file or directory)</text:p>
      <text:p text:style-name="P28">openat(AT_FDCWD, "/etc/ld.so.cache", O_RDONLY|O_CLOEXEC) = 3</text:p>
      <text:p text:style-name="P28">newfstatat(3, "", {st_mode=S_IFREG|0644, st_size=16903, ...}, AT_EMPTY_PATH) = 0</text:p>
      <text:p text:style-name="P28">mmap(NULL, 16903, PROT_READ, MAP_PRIVATE, 3, 0) = 0x7fa9683b0000</text:p>
      <text:p text:style-name="P28">close(3) <text:s text:c="31"/>= 0</text:p>
      <text:p text:style-name="P28">openat(AT_FDCWD, "/lib/x86_64-linux-gnu/libc.so.6", O_RDONLY|O_CLOEXEC) = 3</text:p>
      <text:p text:style-name="P28">read(3, "\177ELF\2\1\1\3\0\0\0\0\0\0\0\0\3\0&gt;\0\1\0\0\0P\237\2\0\0\0\0\0"..., 832) = 832</text:p>
      <text:p text:style-name="P28">pread64(3, "\6\0\0\0\4\0\0\0@\0\0\0\0\0\0\0@\0\0\0\0\0\0\0@\0\0\0\0\0\0\0"..., 784, 64) = 784</text:p>
      <text:p text:style-name="P28">pread64(3, "\4\0\0\0 \0\0\0\5\0\0\0GNU\0\2\0\0\300\4\0\0\0\3\0\0\0\0\0\0\0"..., 48, 848) = 48</text:p>
      <text:p text:style-name="P28">pread64(3, "\4\0\0\0\24\0\0\0\3\0\0\0GNU\0i8\235HZ\227\223\333\350s\360\352,\223\340."..., 68, 896) = 68</text:p>
      <text:p text:style-name="P28">newfstatat(3, "", {st_mode=S_IFREG|0644, st_size=2216304, ...}, AT_EMPTY_PATH) = 0</text:p>
      <text:p text:style-name="P28">pread64(3, "\6\0\0\0\4\0\0\0@\0\0\0\0\0\0\0@\0\0\0\0\0\0\0@\0\0\0\0\0\0\0"..., 784, 64) = 784</text:p>
      <text:p text:style-name="P28">mmap(NULL, 2260560, PROT_READ, MAP_PRIVATE|MAP_DENYWRITE, 3, 0) = 0x7fa968188000</text:p>
      <text:p text:style-name="P28">mmap(0x7fa9681b0000, 1658880, PROT_READ|PROT_EXEC, MAP_PRIVATE|MAP_FIXED|MAP_DENYWRITE, 3, 0x28000) = 0x7fa9681b0000</text:p>
      <text:p text:style-name="P28">mmap(0x7fa968345000, 360448, PROT_READ, MAP_PRIVATE|MAP_FIXED|MAP_DENYWRITE, 3, 0x1bd000) = 0x7fa968345000</text:p>
      <text:p text:style-name="P28">mmap(0x7fa96839d000, 24576, PROT_READ|PROT_WRITE, MAP_PRIVATE|MAP_FIXED|MAP_DENYWRITE, 3, 0x214000) = 0x7fa96839d000</text:p>
      <text:p text:style-name="P28">mmap(0x7fa9683a3000, 52816, PROT_READ|PROT_WRITE, MAP_PRIVATE|MAP_FIXED|MAP_ANONYMOUS, -1, 0) = 0x7fa9683a3000</text:p>
      <text:p text:style-name="P28">close(3) <text:s text:c="31"/>= 0</text:p>
      <text:p text:style-name="P28">mmap(NULL, 12288, PROT_READ|PROT_WRITE, MAP_PRIVATE|MAP_ANONYMOUS, -1, 0) = 0x7fa968185000</text:p>
      <text:p text:style-name="P28">arch_prctl(ARCH_SET_FS, 0x7fa968185740) = 0</text:p>
      <text:p text:style-name="P28">set_tid_address(0x7fa968185a10) <text:s text:c="8"/>= 3618</text:p>
      <text:p text:style-name="P28">set_robust_list(0x7fa968185a20, 24) <text:s text:c="4"/>= 0</text:p>
      <text:p text:style-name="P28">rseq(0x7fa9681860e0, 0x20, 0, 0x53053053) = 0</text:p>
      <text:p text:style-name="P28">mprotect(0x7fa96839d000, 16384, PROT_READ) = 0</text:p>
      <text:p text:style-name="P28">mprotect(0x55f1c3285000, 4096, PROT_READ) = 0</text:p>
      <text:p text:style-name="P28">mprotect(0x7fa9683ef000, 8192, PROT_READ) = 0</text:p>
      <text:p text:style-name="P28">prlimit64(0, RLIMIT_STACK, NULL, {rlim_cur=8192*1024, rlim_max=RLIM64_INFINITY}) = 0</text:p>
      <text:p text:style-name="P28">munmap(0x7fa9683b0000, 16903) <text:s text:c="10"/>= 0</text:p>
      <text:p text:style-name="P28">newfstatat(1, "", {st_mode=S_IFCHR|0620, st_rdev=makedev(0x88, 0), ...}, AT_EMPTY_PATH) = 0</text:p>
      <text:p text:style-name="P28">getrandom("\x03\xea\xa2\x08\x2a\x74\xd2\x4c", 8, GRND_NONBLOCK) = 8</text:p>
      <text:p text:style-name="P28">brk(NULL) <text:s text:c="30"/>= 0x55f1c4073000</text:p>
      <text:p text:style-name="P28">brk(0x55f1c4094000) <text:s text:c="20"/>= 0x55f1c4094000</text:p>
      <text:p text:style-name="P28">write(1, "WRONG INPUT\n", 12WRONG INPUT</text:p>
      <text:p text:style-name="P28">) <text:s text:c="10"/>= 12</text:p>
      <text:p text:style-name="P28">exit_group(1) <text:s text:c="26"/>= ?</text:p>
      <text:p text:style-name="P17"><text:span text:style-name="T35">+++ exited with 1 +++</text:span><text:span text:style-name="T36"><text:line-break/><text:line-break/></text:span></text:p>
      <text:p text:style-name="P20"/>
      <text:h text:style-name="P32" text:outline-level="1"><text:bookmark-start text:name="__RefHeading___Toc1696_1904022149"/>Описание<text:bookmark-end text:name="__RefHeading___Toc1696_1904022149"/></text:h>
      <text:p text:style-name="P19"><text:span text:style-name="T23">execl() </text:span><text:span text:style-name="T25">- исполняет программу с ключами. Возвращает 0 – успешное выполнение. </text:span></text:p>
      <text:p text:style-name="P19"><text:span text:style-name="T23">brk() </text:span><text:span text:style-name="T25">- устанавливает конец сегмента данных, возвращает указатель на начало новой области памяти.</text:span></text:p>
      <text:p text:style-name="P19"><text:span text:style-name="T23">openat() </text:span><text:span text:style-name="T25">- </text:span><text:span text:style-name="T22">о</text:span><text:span text:style-name="T25">ткрывает относительно дескриптора указанного каталога с правами доступа, возвращает новый файловый дескриптор.</text:span></text:p>
      <text:p text:style-name="P19"><text:soft-page-break/><text:span text:style-name="T23">fstat()</text:span><text:span text:style-name="T25"> - заполняет структуру указанную вторым аргументом fstat информацией об файле с заданным файловым дескриптором. Возвращает 0, если успешное выполнение.</text:span></text:p>
      <text:p text:style-name="P19"><text:span text:style-name="T23">pipe()</text:span><text:span text:style-name="T25"> - </text:span><text:span text:style-name="T27">создать пайп.</text:span></text:p>
      <text:p text:style-name="P19"><text:span text:style-name="T23">dup2()</text:span><text:span text:style-name="T25"> - </text:span><text:span text:style-name="T28">дублировать файловый дескриптор</text:span><text:span text:style-name="T27">.</text:span></text:p>
      <text:p text:style-name="P19"><text:span text:style-name="T23">close()</text:span><text:span text:style-name="T25"> - закрывает файл с файловым дескриптором с переданным файловым дескриптором. Возвращает 0, если успешное выполнение. </text:span></text:p>
      <text:p text:style-name="P19"><text:span text:style-name="T23">read(</text:span><text:span text:style-name="T24">) </text:span><text:span text:style-name="T26">- читает байты</text:span><text:span text:style-name="T25"> данных из файла с заданным файловым дескриптором в буффер указанный вторым аргументом. Возвращает число успешно считанных байт. </text:span></text:p>
      <text:p text:style-name="P19"><text:span text:style-name="T23">mprotect(</text:span><text:span text:style-name="T24">)</text:span><text:span text:style-name="T26"> - к</text:span><text:span text:style-name="T25">онтролирует доступ к области памяти, начинающейся с заданного адресса, длины переданного количества байт.</text:span></text:p>
      <text:p text:style-name="P19"><text:span text:style-name="T23">arch_prctl(</text:span><text:span text:style-name="T24">)</text:span><text:span text:style-name="T26"> - у</text:span><text:span text:style-name="T25">станавливает специфичное для архитектуры состояние. Возвращает 0, <text:s/>если успешное выполнение. </text:span></text:p>
      <text:p text:style-name="P19"><text:span text:style-name="T23">munmap()</text:span><text:span text:style-name="T25"> - снимает отражение из заданной области памяти, </text:span><text:span text:style-name="T26">с </text:span><text:span text:style-name="T25">указателем на начало памяти и заданной длин</text:span><text:span text:style-name="T26">ой байт</text:span><text:span text:style-name="T25">. Возвращает 0, если успешное выполнение.</text:span></text:p>
      <text:p text:style-name="P19"><text:span text:style-name="T23">write(</text:span><text:span text:style-name="T24">)</text:span><text:span text:style-name="T26"> - з</text:span><text:span text:style-name="T25">аписывает байты из буффера (второй аргумент) в файл с файловым дескриптором. Возвращает число успешно записанных байт.</text:span></text:p>
      <text:p text:style-name="P19"><text:span text:style-name="T23">clone()</text:span><text:span text:style-name="T25"> - </text:span><text:span text:style-name="T28">более современный аналог </text:span><text:span text:style-name="T26">fork(), </text:span><text:span text:style-name="T28">может порождать как процессы, так и потоки.</text:span></text:p>
      <text:h text:style-name="P31" text:outline-level="1"><text:bookmark-start text:name="__RefHeading___Toc3883_94863195"/>Вывод<text:bookmark-end text:name="__RefHeading___Toc3883_94863195"/></text:h>
      <text:p text:style-name="P14"><text:span text:style-name="T14">Выполнив данную лабораторную работу, я узнал, что при помощи утилиты </text:span><text:span text:style-name="T11">strace</text:span><text:span text:style-name="T14"> можно удобно просматривать системные вызовы. </text:span><text:span text:style-name="T21">S</text:span><text:span text:style-name="T11">trace</text:span><text:span text:style-name="T14"> <text:s/>обеспечивает отслеживание ошибок и проблем, связанных с системным вызовами, а значит, я смогу быстрее и надежнее отлаживать программы. Также я познакомился со многими системными вызовами, которые позволяют создавать процессы, читать из файлов, писать в них и даже отображать в память программы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0pt" fo:language="ru" fo:country="RU" style:letter-kerning="false" style:font-name-asian="Arial1" style:font-size-asian="10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ru" style:country-asian="RU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99cm" fo:margin-bottom="0.199cm" style:contextual-spacing="false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Standard_20__28_user_29_" style:display-name="Standard (user)" style:family="paragraph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Верхний_20_и_20_нижний_20_колонтитулы" style:class="extra">
      <style:paragraph-properties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Маркеры_20_списка" style:display-name="Маркеры списка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58cm" fo:margin-left="0cm" fo:margin-right="0cm" fo:margin-top="0.958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page-number text:select-page="current">4</text:page-number></text:p>
      </style:footer-left>
    </style:master-page>
    <style:master-page style:name="First_20_Page" style:display-name="First Page" style:page-layout-name="Mpm1" draw:style-name="Mdp1" style:next-style-name="Standard">
      <style:footer>
        <text:p text:style-name="MP2">Москва 2022 г.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09:09:00</meta:creation-date>
    <meta:initial-creator>Mike</meta:initial-creator>
    <dc:language>ru-RU</dc:language>
    <dc:date>2023-04-21T20:12:47.660000000</dc:date>
    <meta:editing-cycles>32</meta:editing-cycles>
    <meta:editing-duration>PT2H42M13S</meta:editing-duration>
    <meta:generator>LibreOffice/7.4.2.3$Windows_X86_64 LibreOffice_project/382eef1f22670f7f4118c8c2dd222ec7ad009daf</meta:generator>
    <meta:document-statistic meta:table-count="0" meta:image-count="0" meta:object-count="0" meta:page-count="4" meta:paragraph-count="85" meta:word-count="685" meta:character-count="6216" meta:non-whitespace-character-count="5390"/>
    <meta:user-defined meta:name="AppVersion">15.0000</meta:user-defined>
    <meta:user-defined meta:name="Company">diakov.ne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